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" draw:fill="none" draw:textarea-horizontal-align="justify" draw:textarea-vertical-align="middle" draw:auto-grow-height="false" fo:min-height="8.15cm" fo:min-width="16.6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color="#000066" draw:marker-start="" draw:fill="none" draw:textarea-horizontal-align="justify" draw:textarea-vertical-align="middle" draw:auto-grow-height="false" fo:min-height="11.45cm" fo:min-width="17.4cm"/>
    </style:style>
    <style:style style:name="gr4" style:family="graphic" style:parent-style-name="standard">
      <style:graphic-properties svg:stroke-color="#009900" draw:marker-start="" draw:fill="none" draw:textarea-horizontal-align="justify" draw:textarea-vertical-align="middle" draw:auto-grow-height="false" fo:min-height="8.35cm" fo:min-width="23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3.552cm" style:use-optimal-column-width="false"/>
    </style:style>
    <style:style style:name="co3" style:family="table-column">
      <style:table-column-properties style:column-width="3.554cm" style:use-optimal-column-width="false"/>
    </style:style>
    <style:style style:name="co4" style:family="table-column">
      <style:table-column-properties style:column-width="4.647cm" style:use-optimal-column-width="false"/>
    </style:style>
    <style:style style:name="co5" style:family="table-column">
      <style:table-column-properties style:column-width="3.556cm" style:use-optimal-column-width="false"/>
    </style:style>
    <style:style style:name="co6" style:family="table-column">
      <style:table-column-properties style:column-width="4.509cm" style:use-optimal-column-width="false"/>
    </style:style>
    <style:style style:name="co7" style:family="table-column">
      <style:table-column-properties style:column-width="5.812cm" style:use-optimal-column-width="false"/>
    </style:style>
    <style:style style:name="co8" style:family="table-column">
      <style:table-column-properties style:column-width="4.773cm" style:use-optimal-column-width="false"/>
    </style:style>
    <style:style style:name="ro1" style:family="table-row">
      <style:table-row-properties style:row-height="1.021cm"/>
    </style:style>
    <style:style style:name="ro2" style:family="table-row">
      <style:table-row-properties style:row-height="3.265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875cm"/>
    </style:style>
    <style:style style:name="ro5" style:family="table-row">
      <style:table-row-properties style:row-height="0.978cm"/>
    </style:style>
    <style:style style:name="ro6" style:family="table-row">
      <style:table-row-properties style:row-height="2.412cm"/>
    </style:style>
    <style:style style:name="ro7" style:family="table-row">
      <style:table-row-properties style:row-height="1.877cm"/>
    </style:style>
    <style:style style:name="ro8" style:family="table-row">
      <style:table-row-properties style:row-height="0.96cm"/>
    </style:style>
    <style:style style:name="ro9" style:family="table-row">
      <style:table-row-properties style:row-height="1.879cm"/>
    </style:style>
    <style:style style:name="ro10" style:family="table-row">
      <style:table-row-properties style:row-height="1.015cm"/>
    </style:style>
    <style:style style:name="ro11" style:family="table-row">
      <style:table-row-properties style:row-height="2.396cm"/>
    </style:style>
    <style:style style:name="ro12" style:family="table-row">
      <style:table-row-properties style:row-height="1.231cm"/>
    </style:style>
    <style:style style:name="ro13" style:family="table-row">
      <style:table-row-properties style:row-height="2.134cm"/>
    </style:style>
    <style:style style:name="ro14" style:family="table-row">
      <style:table-row-properties style:row-height="1.7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0000cc"/>
    </style:style>
    <style:style style:name="T1" style:family="text">
      <style:text-properties fo:color="#0000cc"/>
    </style:style>
    <style:style style:name="T2" style:family="text">
      <style:text-properties fo:color="#009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3.347cm" svg:height="4.285cm" svg:x="1.253cm" svg:y="10.59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User</text:p>
              </table:table-cell>
            </table:table-row>
            <table:table-row table:style-name="ro2">
              <table:table-cell table:style-name="gray2">
                <text:p>idUser</text:p>
                <text:p>pseudo</text:p>
                <text:p>password</text:p>
                <text:p>ma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551cm" svg:height="2.846cm" svg:x="4.706cm" svg:y="7.86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PlaceUser</text:p>
              </table:table-cell>
            </table:table-row>
            <table:table-row table:style-name="ro4">
              <table:table-cell table:style-name="gray2">
                <text:p>idUser</text:p>
                <text:p>idPla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553cm" svg:height="4.082cm" svg:x="9.5cm" svg:y="5.12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Place</text:p>
              </table:table-cell>
            </table:table-row>
            <table:table-row table:style-name="ro6">
              <table:table-cell table:style-name="gray2">
                <text:p>idPlace</text:p>
                <text:p>name</text:p>
                <text:p>Address</text:p>
                <text:p>idCity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646cm" svg:height="5.498cm" svg:x="26.965cm" svg:y="7.458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gray3">
                <text:p>Weather</text:p>
              </table:table-cell>
            </table:table-row>
            <table:table-row table:style-name="ro7">
              <table:table-cell table:style-name="gray2">
                <text:p>idWeather</text:p>
                <text:p>Tempertture</text:p>
                <text:p>idState</text:p>
                <text:p>idSnow</text:p>
                <text:p>idWind</text:p>
                <text:p>idWav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553cm" svg:height="2.848cm" svg:x="38.079cm" svg:y="7.537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Wind</text:p>
              </table:table-cell>
            </table:table-row>
            <table:table-row table:style-name="ro7">
              <table:table-cell table:style-name="gray2">
                <text:p>idWind</text:p>
                <text:p>label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553cm" svg:height="2.848cm" svg:x="33.339cm" svg:y="11.237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Wave</text:p>
              </table:table-cell>
            </table:table-row>
            <table:table-row table:style-name="ro7">
              <table:table-cell table:style-name="gray2">
                <text:p>idWave</text:p>
                <text:p>label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553cm" svg:height="2.848cm" svg:x="38.292cm" svg:y="11.296cm">
          <table:table table:template-name="default" table:use-first-row-styles="true" table:use-banding-rows-styles="true">
            <table:table-column table:style-name="co3"/>
            <table:table-row table:style-name="ro8">
              <table:table-cell table:style-name="gray3">
                <text:p>Snow</text:p>
              </table:table-cell>
            </table:table-row>
            <table:table-row table:style-name="ro7">
              <table:table-cell table:style-name="gray2">
                <text:p>idSnow</text:p>
                <text:p>label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555cm" svg:height="2.85cm" svg:x="33.331cm" svg:y="7.607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gray3">
                <text:p>State</text:p>
              </table:table-cell>
            </table:table-row>
            <table:table-row table:style-name="ro9">
              <table:table-cell table:style-name="gray2">
                <text:p>idState</text:p>
                <text:p>label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508cm" svg:height="3.41cm" svg:x="19.9cm" svg:y="3.002cm">
          <table:table table:template-name="earth" table:use-first-row-styles="true" table:use-banding-rows-styles="true">
            <table:table-column table:style-name="co6"/>
            <table:table-row table:style-name="ro10">
              <table:table-cell table:style-name="earth3">
                <text:p>PlaceWeather</text:p>
              </table:table-cell>
            </table:table-row>
            <table:table-row table:style-name="ro11">
              <table:table-cell table:style-name="earth2">
                <text:p>idPlace</text:p>
                <text:p>idWeather</text:p>
                <text:p>date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555cm" svg:height="3.364cm" svg:x="15.612cm" svg:y="20.956cm">
          <table:table table:template-name="default" table:use-first-row-styles="true" table:use-banding-rows-styles="true">
            <table:table-column table:style-name="co5"/>
            <table:table-row table:style-name="ro12">
              <table:table-cell table:style-name="gray3">
                <text:p>Activity</text:p>
              </table:table-cell>
            </table:table-row>
            <table:table-row table:style-name="ro13">
              <table:table-cell table:style-name="gray2">
                <text:p>idActivity</text:p>
                <text:p>label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811cm" svg:height="2.769cm" svg:x="13.842cm" svg:y="14.208cm">
          <table:table table:template-name="default" table:use-first-row-styles="true" table:use-banding-rows-styles="true">
            <table:table-column table:style-name="co7"/>
            <table:table-row table:style-name="ro3">
              <table:table-cell table:style-name="gray3">
                <text:p>ActivityPlace</text:p>
              </table:table-cell>
            </table:table-row>
            <table:table-row table:style-name="ro14">
              <table:table-cell table:style-name="gray2">
                <text:p>IdActivity</text:p>
                <text:p>idPlace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772cm" svg:height="2.846cm" svg:x="6.75cm" svg:y="16.782cm">
          <table:table table:template-name="default" table:use-first-row-styles="true" table:use-banding-rows-styles="true">
            <table:table-column table:style-name="co8"/>
            <table:table-row table:style-name="ro3">
              <table:table-cell table:style-name="gray3">
                <text:p>ActivityUser</text:p>
              </table:table-cell>
            </table:table-row>
            <table:table-row table:style-name="ro4">
              <table:table-cell table:style-name="gray2">
                <text:p>idUser</text:p>
                <text:p>idPlace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" draw:text-style-name="P1" draw:layer="layout" svg:width="17.1cm" svg:height="8.4cm" svg:x="25.7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6cm" svg:height="0.962cm" svg:x="36.9cm" svg:y="5cm">
          <draw:text-box>
            <text:p>Quentin</text:p>
          </draw:text-box>
        </draw:frame>
        <draw:custom-shape draw:style-name="gr3" draw:text-style-name="P1" draw:layer="layout" svg:width="17.9cm" svg:height="11.7cm" svg:x="0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3.5cm" svg:height="8.6cm" svg:x="6.2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6cm" svg:height="0.962cm" svg:x="3.6cm" svg:y="1.7cm">
          <draw:text-box>
            <text:p><text:span text:style-name="T1">Jérémy</text:span></text:p>
          </draw:text-box>
        </draw:frame>
        <draw:frame draw:style-name="gr2" draw:text-style-name="P2" draw:layer="layout" svg:width="3.6cm" svg:height="0.962cm" svg:x="19.7cm" svg:y="15.238cm">
          <draw:text-box>
            <text:p><text:span text:style-name="T2">Damien</text:span></text:p>
          </draw:text-box>
        </draw:frame>
        <draw:frame draw:style-name="standard" draw:layer="layout" svg:width="4.772cm" svg:height="2.846cm" svg:x="6.751cm" svg:y="16.783cm">
          <table:table table:template-name="default" table:use-first-row-styles="true" table:use-banding-rows-styles="true">
            <table:table-column table:style-name="co8"/>
            <table:table-row table:style-name="ro3">
              <table:table-cell table:style-name="gray3">
                <text:p>ActivityUser</text:p>
              </table:table-cell>
            </table:table-row>
            <table:table-row table:style-name="ro4">
              <table:table-cell table:style-name="gray2">
                <text:p>idUser</text:p>
                <text:p>idPlace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5.811cm" svg:height="2.769cm" svg:x="22.622cm" svg:y="18.944cm">
          <table:table table:template-name="default" table:use-first-row-styles="true" table:use-banding-rows-styles="true">
            <table:table-column table:style-name="co7"/>
            <table:table-row table:style-name="ro3">
              <table:table-cell table:style-name="gray3">
                <text:p>ActivityWeather</text:p>
              </table:table-cell>
            </table:table-row>
            <table:table-row table:style-name="ro14">
              <table:table-cell table:style-name="gray2">
                <text:p>IdActivity</text:p>
                <text:p>idWeather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553cm" svg:height="3.389cm" svg:x="14.635cm" svg:y="4.06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City</text:p>
              </table:table-cell>
            </table:table-row>
            <table:table-row table:style-name="ro6">
              <table:table-cell table:style-name="gray2">
                <text:p>idCity</text:p>
                <text:p>Name</text:p>
                <text:p>postCode</text:p>
              </table:table-cell>
            </table:table-row>
          </table:table>
          <draw:image xlink:href="Pictures/TablePreview1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9:17:02.886678650</meta:creation-date>
    <dc:date>2018-10-12T12:05:54.470663907</dc:date>
    <meta:editing-duration>PT16M39S</meta:editing-duration>
    <meta:editing-cycles>8</meta:editing-cycles>
    <meta:generator>LibreOffice/5.1.6.2$Linux_X86_64 LibreOffice_project/10m0$Build-2</meta:generator>
    <meta:document-statistic meta:object-count="21"/>
  </office:meta>
</office:document-meta>
</file>